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6000002D472B341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opacity="50%" draw:textarea-horizontal-align="center" draw:textarea-vertical-align="middle" draw:shadow-offset-x="0.305cm" draw:shadow-offset-y="0.305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ff00" draw:fill="solid" draw:fill-color="#ff0000" draw:opacity="75%" draw:auto-grow-width="true" fo:min-height="0.334cm" fo:min-width="0cm" draw:shadow-opacity="75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0.5pt" fo:font-weight="bold"/>
    </style:style>
    <style:style style:name="T1" style:family="text">
      <style:text-properties fo:font-size="10.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589cm" svg:height="14.442cm" svg:x="0.001cm" svg:y="0cm">
          <draw:image xlink:href="Pictures/10000000000003D6000002D472B3411F.png" xlink:type="simple" xlink:show="embed" xlink:actuate="onLoad">
            <text:p/>
          </draw:image>
        </draw:frame>
        <draw:frame draw:style-name="gr2" draw:text-style-name="P2" draw:layer="layout" svg:width="0.705cm" svg:height="0.674cm" svg:x="0.671cm" svg:y="0.3cm">
          <draw:text-box draw:corner-radius="0.203cm">
            <text:p text:style-name="P2"><text:span text:style-name="T1">1</text:span></text:p>
          </draw:text-box>
        </draw:frame>
        <draw:frame draw:style-name="gr2" draw:text-style-name="P2" draw:layer="layout" svg:width="0.705cm" svg:height="0.674cm" svg:x="3.972cm" svg:y="1.3cm">
          <draw:text-box draw:corner-radius="0.203cm">
            <text:p text:style-name="P2"><text:span text:style-name="T1">2</text:span></text:p>
          </draw:text-box>
        </draw:frame>
        <draw:frame draw:style-name="gr2" draw:text-style-name="P2" draw:layer="layout" svg:width="0.705cm" svg:height="0.674cm" svg:x="3.972cm" svg:y="2.4cm">
          <draw:text-box draw:corner-radius="0.203cm">
            <text:p text:style-name="P2"><text:span text:style-name="T1">3</text:span></text:p>
          </draw:text-box>
        </draw:frame>
        <draw:frame draw:style-name="gr2" draw:text-style-name="P2" draw:layer="layout" svg:width="0.705cm" svg:height="0.674cm" svg:x="3.972cm" svg:y="3.3cm">
          <draw:text-box draw:corner-radius="0.203cm">
            <text:p text:style-name="P2"><text:span text:style-name="T1">4</text:span></text:p>
          </draw:text-box>
        </draw:frame>
        <draw:frame draw:style-name="gr2" draw:text-style-name="P2" draw:layer="layout" svg:width="0.705cm" svg:height="0.674cm" svg:x="4.01cm" svg:y="4.106cm">
          <draw:text-box draw:corner-radius="0.203cm">
            <text:p text:style-name="P2"><text:span text:style-name="T1">5</text:span></text:p>
          </draw:text-box>
        </draw:frame>
        <draw:frame draw:style-name="gr2" draw:text-style-name="P2" draw:layer="layout" svg:width="0.705cm" svg:height="0.674cm" svg:x="3.972cm" svg:y="5cm">
          <draw:text-box draw:corner-radius="0.203cm">
            <text:p text:style-name="P2"><text:span text:style-name="T1">6</text:span></text:p>
          </draw:text-box>
        </draw:frame>
        <draw:frame draw:style-name="gr2" draw:text-style-name="P2" draw:layer="layout" svg:width="0.705cm" svg:height="0.674cm" svg:x="2.072cm" svg:y="6.7cm">
          <draw:text-box draw:corner-radius="0.203cm">
            <text:p text:style-name="P2"><text:span text:style-name="T1">7</text:span></text:p>
          </draw:text-box>
        </draw:frame>
        <draw:frame draw:style-name="gr2" draw:text-style-name="P2" draw:layer="layout" svg:width="0.705cm" svg:height="0.674cm" svg:x="3.972cm" svg:y="7.7cm">
          <draw:text-box draw:corner-radius="0.203cm">
            <text:p text:style-name="P2"><text:span text:style-name="T1">8</text:span></text:p>
          </draw:text-box>
        </draw:frame>
        <draw:frame draw:style-name="gr2" draw:text-style-name="P2" draw:layer="layout" svg:width="0.705cm" svg:height="0.674cm" svg:x="2.772cm" svg:y="8.5cm">
          <draw:text-box draw:corner-radius="0.203cm">
            <text:p text:style-name="P2"><text:span text:style-name="T1">9</text:span></text:p>
          </draw:text-box>
        </draw:frame>
        <draw:frame draw:style-name="gr2" draw:text-style-name="P2" draw:layer="layout" svg:width="0.908cm" svg:height="0.674cm" svg:x="1.671cm" svg:y="9.9cm">
          <draw:text-box draw:corner-radius="0.203cm">
            <text:p text:style-name="P2"><text:span text:style-name="T1">10</text:span></text:p>
          </draw:text-box>
        </draw:frame>
        <draw:frame draw:style-name="gr2" draw:text-style-name="P2" draw:layer="layout" svg:width="0.908cm" svg:height="0.674cm" svg:x="0.871cm" svg:y="11.7cm">
          <draw:text-box draw:corner-radius="0.203cm">
            <text:p text:style-name="P2"><text:span text:style-name="T1">11</text:span></text:p>
          </draw:text-box>
        </draw:frame>
        <draw:frame draw:style-name="gr2" draw:text-style-name="P2" draw:layer="layout" svg:width="0.908cm" svg:height="0.674cm" svg:x="2.671cm" svg:y="11.7cm">
          <draw:text-box draw:corner-radius="0.203cm">
            <text:p text:style-name="P2"><text:span text:style-name="T1">12</text:span></text:p>
          </draw:text-box>
        </draw:frame>
        <draw:frame draw:style-name="gr2" draw:text-style-name="P2" draw:layer="layout" svg:width="0.908cm" svg:height="0.674cm" svg:x="3.871cm" svg:y="12.6cm">
          <draw:text-box draw:corner-radius="0.203cm">
            <text:p text:style-name="P2"><text:span text:style-name="T1">13</text:span></text:p>
          </draw:text-box>
        </draw:frame>
        <draw:frame draw:style-name="gr2" draw:text-style-name="P2" draw:layer="layout" svg:width="0.908cm" svg:height="0.674cm" svg:x="3.871cm" svg:y="13.5cm">
          <draw:text-box draw:corner-radius="0.203cm">
            <text:p text:style-name="P2"><text:span text:style-name="T1">14</text:span></text:p>
          </draw:text-box>
        </draw:frame>
        <draw:frame draw:style-name="gr2" draw:text-style-name="P2" draw:layer="layout" svg:width="0.908cm" svg:height="0.674cm" svg:x="9.071cm" svg:y="9.3cm">
          <draw:text-box draw:corner-radius="0.203cm">
            <text:p text:style-name="P2"><text:span text:style-name="T1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4.45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8-07-02T22:31:48</meta:creation-date>
    <dc:date>2008-07-02T22:50:34</dc:date>
    <dc:language>en-US</dc:language>
    <meta:editing-cycles>4</meta:editing-cycles>
    <meta:editing-duration>PT18M4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